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941" officeooo:paragraph-rsid="00075941"/>
    </style:style>
    <style:style style:name="P2" style:family="paragraph" style:parent-style-name="Table_20_Contents">
      <style:text-properties officeooo:rsid="00075941" officeooo:paragraph-rsid="00075941"/>
    </style:style>
    <style:style style:name="P3" style:family="paragraph" style:parent-style-name="Table_20_Contents">
      <style:paragraph-properties fo:text-align="center" style:justify-single-word="false"/>
      <style:text-properties officeooo:rsid="00075941" officeooo:paragraph-rsid="00075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has a list of instructions that are not working. The assembler output in all the mentioned cases is correct.</text:p>
      <text:p text:style-name="P1"/>
      <text:p text:style-name="P1">In all of the given cases, the output registers are showing addresses in the log file.</text:p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Instruction</text:p>
          </table:table-cell>
          <table:table-cell table:style-name="Table1.B1" office:value-type="string">
            <text:p text:style-name="P3">Is it working</text:p>
          </table:table-cell>
        </table:table-row>
        <table:table-row>
          <table:table-cell table:style-name="Table1.A2" office:value-type="string">
            <text:p text:style-name="P2">ADDBYTER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ANDDBYTER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ORDBYTER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XORDBYTER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ZBYTEDPOS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VFADD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VFSUB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VFMUL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VFDIV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>VFSQRT</text:p>
          </table:table-cell>
          <table:table-cell table:style-name="Table1.B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I 30002631@iitb.ac.in</meta:initial-creator>
    <meta:creation-date>2019-07-31T16:26:55.051417668</meta:creation-date>
    <dc:date>2019-07-31T16:40:26.526260338</dc:date>
    <dc:creator>GAURI 30002631@iitb.ac.in</dc:creator>
    <meta:editing-duration>PT13M31S</meta:editing-duration>
    <meta:editing-cycles>1</meta:editing-cycles>
    <meta:document-statistic meta:table-count="1" meta:image-count="0" meta:object-count="0" meta:page-count="1" meta:paragraph-count="24" meta:word-count="61" meta:character-count="311" meta:non-whitespace-character-count="274"/>
    <meta:generator>LibreOffice/4.3.7.2$Linux_X86_64 LibreOffice_project/430$Build-2</meta:generator>
  </office:meta>
</office:document-meta>
</file>